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d0488" officeooo:paragraph-rsid="001d0488" style:font-size-asian="12.25pt" style:font-size-complex="14pt"/>
    </style:style>
    <style:style style:name="P2" style:family="paragraph" style:parent-style-name="Standard">
      <style:text-properties fo:font-size="14pt" fo:font-weight="bold" officeooo:rsid="001d0488" officeooo:paragraph-rsid="001d0488" style:font-size-asian="12.25pt" style:font-weight-asian="bold" style:font-size-complex="14pt" style:font-weight-complex="bold"/>
    </style:style>
    <style:style style:name="P3" style:family="paragraph" style:parent-style-name="Standard">
      <style:text-properties fo:font-size="13pt" fo:font-weight="bold" officeooo:rsid="001d0488" officeooo:paragraph-rsid="001d0488" style:font-size-asian="13pt" style:font-weight-asian="bold" style:font-size-complex="13pt" style:font-weight-complex="bold"/>
    </style:style>
    <style:style style:name="P4" style:family="paragraph" style:parent-style-name="Standard">
      <style:text-properties fo:font-size="12pt" officeooo:rsid="001d0488" officeooo:paragraph-rsid="001d0488" style:font-size-asian="10.5pt" style:font-size-complex="12pt"/>
    </style:style>
    <style:style style:name="P5" style:family="paragraph" style:parent-style-name="Standard">
      <style:text-properties fo:font-size="12pt" fo:font-weight="normal" officeooo:rsid="0024c3b6" officeooo:paragraph-rsid="001d0488" style:font-size-asian="10.5pt" style:font-weight-asian="normal" style:font-size-complex="12pt" style:font-weight-complex="normal"/>
    </style:style>
    <style:style style:name="P6" style:family="paragraph" style:parent-style-name="Standard">
      <style:text-properties fo:font-size="12pt" officeooo:rsid="002311f8" officeooo:paragraph-rsid="0021e1d5" style:font-size-asian="10.5pt" style:font-size-complex="12pt"/>
    </style:style>
    <style:style style:name="P7" style:family="paragraph" style:parent-style-name="Standard">
      <style:text-properties fo:font-size="14pt" officeooo:rsid="001d0488" officeooo:paragraph-rsid="001d0488" style:font-size-asian="12.25pt" style:font-size-complex="14pt"/>
    </style:style>
    <style:style style:name="P8" style:family="paragraph" style:parent-style-name="Standard">
      <style:text-properties fo:font-size="14pt" officeooo:rsid="00262fbb" officeooo:paragraph-rsid="00262fbb" style:font-size-asian="12.25pt" style:font-size-complex="14pt"/>
    </style:style>
    <style:style style:name="P9" style:family="paragraph" style:parent-style-name="Standard">
      <style:text-properties fo:font-size="14pt" officeooo:rsid="00262fbb" officeooo:paragraph-rsid="001d0488" style:font-size-asian="12.25pt" style:font-size-complex="14pt"/>
    </style:style>
    <style:style style:name="P10" style:family="paragraph" style:parent-style-name="Standard" style:list-style-name="L1">
      <style:text-properties fo:font-size="14pt" officeooo:rsid="00262fbb" officeooo:paragraph-rsid="00262fbb" style:font-size-asian="12.25pt" style:font-size-complex="14pt"/>
    </style:style>
    <style:style style:name="P11" style:family="paragraph" style:parent-style-name="Standard">
      <style:text-properties fo:font-size="14pt" officeooo:rsid="00277e94" officeooo:paragraph-rsid="00277e94" style:font-size-asian="12.25pt" style:font-size-complex="14pt"/>
    </style:style>
    <style:style style:name="P12" style:family="paragraph" style:parent-style-name="Standard" style:list-style-name="L1">
      <style:text-properties fo:font-size="14pt" officeooo:rsid="00277e94" officeooo:paragraph-rsid="00277e94" style:font-size-asian="12.25pt" style:font-size-complex="14pt"/>
    </style:style>
    <style:style style:name="P13" style:family="paragraph" style:parent-style-name="Standard">
      <style:text-properties fo:font-size="14pt" officeooo:rsid="00277e94" officeooo:paragraph-rsid="00278337" style:font-size-asian="12.25pt" style:font-size-complex="14pt"/>
    </style:style>
    <style:style style:name="P14" style:family="paragraph" style:parent-style-name="Standard">
      <style:text-properties fo:font-size="13pt" officeooo:rsid="00278337" officeooo:paragraph-rsid="00278337" style:font-size-asian="11.3500003814697pt" style:font-size-complex="13pt"/>
    </style:style>
    <style:style style:name="T1" style:family="text">
      <style:text-properties style:text-underline-style="solid" style:text-underline-width="auto" style:text-underline-color="font-color"/>
    </style:style>
    <style:style style:name="T2" style:family="text">
      <style:text-properties fo:font-size="12pt" officeooo:rsid="002027f0" style:font-size-asian="10.5pt" style:font-size-complex="12pt"/>
    </style:style>
    <style:style style:name="T3" style:family="text">
      <style:text-properties fo:font-size="12pt" officeooo:rsid="0021e1d5" style:font-size-asian="10.5pt" style:font-size-complex="12pt"/>
    </style:style>
    <style:style style:name="T4" style:family="text">
      <style:text-properties fo:font-size="12pt" officeooo:rsid="002311f8" style:font-size-asian="10.5pt" style:font-size-complex="12pt"/>
    </style:style>
    <style:style style:name="T5" style:family="text">
      <style:text-properties fo:font-size="12pt" officeooo:rsid="002320a0" style:font-size-asian="10.5pt" style:font-size-complex="12pt"/>
    </style:style>
    <style:style style:name="T6" style:family="text">
      <style:text-properties fo:font-size="12pt" officeooo:rsid="00278337" style:font-size-asian="10.5pt" style:font-size-complex="12pt"/>
    </style:style>
    <style:style style:name="T7" style:family="text">
      <style:text-properties fo:font-size="12pt" fo:font-weight="bold" officeooo:rsid="0021e1d5" style:font-size-asian="10.5pt" style:font-weight-asian="bold" style:font-size-complex="12pt" style:font-weight-complex="bold"/>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2311f8" style:font-size-asian="10.5pt" style:font-weight-asian="normal" style:font-size-complex="12pt" style:font-weight-complex="normal"/>
    </style:style>
    <style:style style:name="T10" style:family="text">
      <style:text-properties fo:font-size="12pt" fo:font-weight="normal" officeooo:rsid="002320a0" style:font-size-asian="10.5pt" style:font-weight-asian="normal" style:font-size-complex="12pt" style:font-weight-complex="normal"/>
    </style:style>
    <style:style style:name="T11" style:family="text">
      <style:text-properties fo:font-size="12pt" fo:font-weight="normal" officeooo:rsid="0024c3b6" style:font-size-asian="10.5pt" style:font-weight-asian="normal" style:font-size-complex="12pt" style:font-weight-complex="normal"/>
    </style:style>
    <style:style style:name="T12" style:family="text">
      <style:text-properties fo:font-size="12pt" fo:font-weight="normal" officeooo:rsid="00277e94" style:font-size-asian="10.5pt" style:font-weight-asian="normal" style:font-size-complex="12pt" style:font-weight-complex="normal"/>
    </style:style>
    <style:style style:name="T13" style:family="text">
      <style:text-properties fo:font-size="12pt" fo:font-weight="normal" officeooo:rsid="00278337" style:font-size-asian="10.5pt" style:font-weight-asian="normal" style:font-size-complex="12pt" style:font-weight-complex="normal"/>
    </style:style>
    <style:style style:name="T1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24c3b6" style:font-size-asian="10.5pt" style:font-style-asian="italic" style:font-weight-asian="norm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Κεφάλαιο #2:</text:span><text:tab/>Εξόρυξη Δεδομένων </text:p>
      <text:p text:style-name="P1"/>
      <text:p text:style-name="P3">2.1 Τι είναι η εξόρυξη δεδομένων;</text:p>
      <text:p text:style-name="P3"><text:tab/>(Ορισμός από εδώ: <text:a xlink:type="simple" xlink:href="http://web.engr.illinois.edu/~hanj/pdf/ency99.pdf">http://web.engr.illinois.edu/~hanj/pdf/ency99.pdf</text:a>,</text:p>
      <text:p text:style-name="P3"><text:tab/><text:tab/><text:tab/><text:tab/><text:a xlink:type="simple" xlink:href="http://en.wikipedia/">http://en.wikipedia</text:a>/wiki/Data_mining)</text:p>
      <text:p text:style-name="P4"/>
      <text:p text:style-name="P1"><text:tab/><text:span text:style-name="T2">Η εξόρυξη δεδομένων</text:span><text:span text:style-name="T5">(data mining)</text:span><text:span text:style-name="T2"> είναι </text:span><text:span text:style-name="T3">η διαδικασία ανακάλυψης ενδιαφέρουσας γνώσης όπως για παράδειγμα,τα πρότυπα,οι συσχετίσεις,οι μεταβολές,οι ανωμαλίες και οι σημαντικές δομές,από μεγάλες ποσότητες δεδομένων που βρίσκονται αποθηκευμένα σε βάσεις δεδομένων,σ</text:span><text:span text:style-name="T4">ε </text:span><text:span text:style-name="T3"><text:s/></text:span><text:span text:style-name="T7">data warehouses </text:span><text:span text:style-name="T9">ή σε αποθετέρια δεδομένων αλλών μορφών.Λόγω της ευρείας διαθεσιμότητας τεράστιων ποσοτήτων δεδομένων που έχουν ηλεκτρονική μορφή και τη</text:span><text:span text:style-name="T10">ς άμεσης ανάγκης να μετατρέψουμε δεδομένα τέτοιου τύπου σε χρήσιμη πληροφορία και γνώση προκειμένου να την εφαρμόσουμε σε μια ευρεία γκάμα εφαρμογών όπου συμπεριλαμβάνται οι εφαρμοργές που ασχολούνται με την ανάλυση της αγοράς,την διαχείρηση εταιρίων και της λήψης αποφάσεων,η εξόρυξη δεδομένων έχει τραβήξει την προσοχή της βιομηχανίας πληροφοριών τα τελευταία χρόνια.</text:span></text:p>
      <text:p text:style-name="P1"><text:span text:style-name="T10"><text:tab/>H εξόρυξη δεδομένων συχνά χρησιμοποιείται ως συνώνυμο της ανακάλυψης γνώσης από βάσεις </text:span><text:span text:style-name="T11">δεδομένων(Knowledge Discovery in Databases,KDD) παρόλλο που μερικοί ερευνητές θεωρούν ότι η εξόρυξη δεδομένων αποτελεί ένα σημαντικό βήμα για την ανακάλυψη γνώσης.Γενικά μια διαδικαία ανακάλυψης γνωσης αποτελείται από μια επαναληπτική ακολουθία των εξής βημάτων:</text:span></text:p>
      <text:p text:style-name="P9"/>
      <text:list xml:id="list3974798661299584994" text:style-name="L1">
        <text:list-item>
          <text:p text:style-name="P10"><text:span text:style-name="T15">κ</text:span><text:span text:style-name="T14">αθαρισμός δεδομένων (data cleaning)</text:span><text:span text:style-name="T8">,το οποίο χειρίζεται τα θορυβώδη,εσφαλμένα,ελλειπή ή άσχετα δεδομένα.</text:span></text:p>
          <text:p text:style-name="P10"/>
        </text:list-item>
        <text:list-item>
          <text:p text:style-name="P10"><text:span text:style-name="T14">ενοποιήση των δεδομένων (data integration)</text:span><text:span text:style-name="T8"> όπου πολλαπλές και ετερογενείς πηγές δεδομένων μπορούν να ενσωματωθούν σε μια πηγή δεδομένων</text:span></text:p>
          <text:p text:style-name="P10"/>
        </text:list-item>
        <text:list-item>
          <text:p text:style-name="P10"><text:span text:style-name="T14">επιλογή δεδομένων(data selection)</text:span><text:span text:style-name="T8"> </text:span><text:span text:style-name="T13">ό</text:span><text:span text:style-name="T8">που τα δεδομένα τα οποία σχετίζονται με την διαδικασία της ανάλυσης ανακτώνται από την βάση δεδομένων </text:span></text:p>
          <text:p text:style-name="P10"/>
        </text:list-item>
        <text:list-item>
          <text:p text:style-name="P10"><text:span text:style-name="T14">μετατροπή των δεδομένων(data transformation)</text:span><text:span text:style-name="T8"> όπου τα δεδομένα μετατρέπονται ή ενοποιούνται σε μορφή </text:span><text:span text:style-name="T12">κατάλληλη προκειμένου να γίνει η εξόρυξη δεδομένων εκτελώνται συνοπτικές και συναθριστικές λειτουργίες</text:span></text:p>
          <text:p text:style-name="P12"/>
        </text:list-item>
        <text:list-item>
          <text:p text:style-name="P12"><text:span text:style-name="T14">εξόρυξη δεδομένων(data mining)</text:span><text:span text:style-name="T8"> το οποίο είναι μια απαρραίτητη διαδικασία όπου εφαρμόζονται ευφυείς μεθόδους προκειμένου να εξαχθούν πρότυπα δεδομένων</text:span></text:p>
          <text:p text:style-name="P12"/>
        </text:list-item>
        <text:list-item>
          <text:p text:style-name="P12"><text:span text:style-name="T14">εκτίμηση προτύπων (pattern evaluation)</text:span><text:span text:style-name="T8"> το οποίο χρησιμοποιείται προκειμένου να εντοπισθούν τα πραγματικά ενδιαφέροντα πρότυπα τα οποία εκπροσωπούν την γνώση που βασίζεται σε μερικές ενδιαφέρουσες μετρικές(interstigness measures) και </text:span></text:p>
          <text:p text:style-name="P12"/>
        </text:list-item>
        <text:list-item>
          <text:p text:style-name="P12"><text:span text:style-name="T14">παρουσιάση της γνώσης (knowlegde presentation)</text:span><text:span text:style-name="T8"> όπου η οι τεχνικές απεικόνισης και παρουσίασης της γνώσης χρησιμοποιούνται για να γίνει παρουσίαση της εξορυγμένης γνώσης στον χρήστη.</text:span></text:p>
        </text:list-item>
      </text:list>
      <text:p text:style-name="P11"/>
      <text:p text:style-name="P13"><text:tab/><text:span text:style-name="T6">Με τις ευρέως διαθέσιμές σχεσιακές βάσεις δεδομένων και αποθήκες δεδομένων <text:s/>(data </text:span><text:soft-page-break/><text:span text:style-name="T6">warehouses), οι τέσσερεις πρώτες διαδικασίες:καθαρισμός δεδομένων,ενοπιήση δεδομένων,επιλογή των δεδομένων και μετατροπή των δεδομένων μπορούν να εκτελεσθούν με την κατασκευή αποθήκες δεδομένων(data warhouses) και την εκτέλεση ορισμένων διαδικάσίων τύπου OLAP στα κατασκευασμένες αποθήκες δεδομένων.Οι διαδικασίες της εξόρυξης δεδεομένων,της <text:s/>εκτίμησης προτύπων και της παρουσίαση της γνώσης συχνά ενοποιούνται σε μία διαδικασία γνωστή ως εξόρυξη δεδομένων.</text:span></text:p>
      <text:p text:style-name="P13"><text:span text:style-name="T6"><text:s/></text:span></text:p>
      <text:p text:style-name="P14">2.2</text:p>
      <text:p text:style-name="P11"><text:span text:style-name="T8"/></text:p>
      <text:p text:style-name="P8"/>
      <text:p text:style-name="P11"><text:span text:style-name="T12"/></text:p>
      <text:p text:style-name="P8"/>
      <text:p text:style-name="P8"/>
      <text:p text:style-name="P8"><text:span text:style-name="T8"/></text:p>
      <text:p text:style-name="P5"/>
      <text:p text:style-name="P1"/>
      <text:p text:style-name="P1"/>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3:26:48.460112748</meta:creation-date>
    <meta:generator>LibreOffice/4.2.6.3$Linux_X86_64 LibreOffice_project/420m0$Build-3</meta:generator>
    <dc:date>2015-05-27T03:52:51.651889156</dc:date>
    <meta:editing-duration>P0D</meta:editing-duration>
    <meta:editing-cycles>2</meta:editing-cycles>
    <meta:document-statistic meta:table-count="0" meta:image-count="0" meta:object-count="0" meta:page-count="2" meta:paragraph-count="22" meta:word-count="379" meta:character-count="3008" meta:non-whitespace-character-count="2642"/>
  </office:meta>
</office:document-meta>
</file>